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3" svg:font-family="Georgia" style:font-adornments="Regular" style:font-family-generic="roman" style:font-pitch="variable"/>
    <style:font-face style:name="Lato" svg:font-family="Lato, sans-serif"/>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498cm" style:rel-column-width="4818*"/>
    </style:style>
    <style:style style:name="Table3.B" style:family="table-column">
      <style:table-column-properties style:column-width="8.502cm" style:rel-column-width="4820*"/>
    </style:style>
    <style:style style:name="Table3.1" style:family="table-row">
      <style:table-row-properties style:min-row-height="0.489cm"/>
    </style:style>
    <style:style style:name="Table3.A1" style:family="table-cell">
      <style:table-cell-properties fo:padding="0.097cm" fo:border="none"/>
    </style:style>
    <style:style style:name="P1" style:family="paragraph" style:parent-style-name="Header">
      <style:paragraph-properties fo:text-align="center" style:justify-single-word="false"/>
      <style:text-properties style:font-name="Georgia" fo:font-size="14pt" fo:font-weight="bold" officeooo:rsid="00012622" officeooo:paragraph-rsid="00012622"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Georgia" fo:font-size="22pt" fo:font-weight="bold" officeooo:rsid="00012622" officeooo:paragraph-rsid="00012622"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font-name="Georgia" fo:font-size="12pt" fo:font-weight="bold" officeooo:rsid="00012622" officeooo:paragraph-rsid="00012622" style:font-size-asian="10.5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Preformatted_20_Text">
      <style:paragraph-properties fo:text-align="end"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text-properties fo:font-weight="normal" officeooo:rsid="00023fac" officeooo:paragraph-rsid="00023fac" style:font-weight-asian="normal" style:font-weight-complex="normal"/>
    </style:style>
    <style:style style:name="P12" style:family="paragraph" style:parent-style-name="Text_20_body">
      <style:text-properties officeooo:paragraph-rsid="00012622"/>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er">
      <style:paragraph-properties fo:text-align="center" style:justify-single-word="false"/>
      <style:text-properties fo:font-weight="bold" officeooo:rsid="00012622" officeooo:paragraph-rsid="00012622" style:font-weight-asian="bold" style:font-weight-complex="bold"/>
    </style:style>
    <style:style style:name="P18" style:family="paragraph" style:parent-style-name="Heading_20_1">
      <style:paragraph-properties fo:break-before="page"/>
      <style:text-properties officeooo:rsid="00012622" officeooo:paragraph-rsid="00012622"/>
    </style:style>
    <style:style style:name="P19" style:family="paragraph" style:parent-style-name="Heading_20_2">
      <style:paragraph-properties fo:margin-left="0cm" fo:margin-right="0cm" fo:text-indent="0cm" style:auto-text-indent="false"/>
    </style:style>
    <style:style style:name="P20" style:family="paragraph" style:parent-style-name="Heading_20_2">
      <style:paragraph-properties fo:margin-left="0cm" fo:margin-right="0cm" fo:text-indent="0cm" style:auto-text-indent="false" fo:break-before="page"/>
    </style:style>
    <style:style style:name="P21" style:family="paragraph" style:parent-style-name="Heading_20_2">
      <style:paragraph-properties fo:break-before="page"/>
      <style:text-properties officeooo:paragraph-rsid="00023fac"/>
    </style:style>
    <style:style style:name="P22" style:family="paragraph" style:parent-style-name="Heading_20_3">
      <style:paragraph-properties fo:margin-left="0cm" fo:margin-right="0cm" fo:text-indent="0cm" style:auto-text-indent="false"/>
    </style:style>
    <style:style style:name="P23" style:family="paragraph" style:parent-style-name="Heading_20_3">
      <style:paragraph-properties fo:margin-left="0cm" fo:margin-right="0cm" fo:text-indent="0cm" style:auto-text-indent="false" fo:break-before="page"/>
    </style:style>
    <style:style style:name="P24" style:family="paragraph" style:parent-style-name="Preformatted_20_Text">
      <style:paragraph-properties fo:margin-top="0cm" fo:margin-bottom="0.499cm" style:contextual-spacing="false"/>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list-style-name="L1">
      <style:text-properties fo:font-weight="normal" officeooo:paragraph-rsid="00025fa5" style:font-weight-asian="normal" style:font-weight-complex="normal"/>
    </style:style>
    <style:style style:name="P28" style:family="paragraph" style:parent-style-name="Subtitle">
      <style:text-properties officeooo:paragraph-rsid="00025fa5"/>
    </style:style>
    <style:style style:name="P29" style:family="paragraph" style:parent-style-name="Text_20_body">
      <style:text-properties officeooo:paragraph-rsid="00023fac"/>
    </style:style>
    <style:style style:name="T1" style:family="text">
      <style:text-properties officeooo:rsid="0001148e"/>
    </style:style>
    <style:style style:name="T2" style:family="text">
      <style:text-properties officeooo:rsid="00023fac"/>
    </style:style>
    <style:style style:name="T3" style:family="text">
      <style:text-properties fo:font-weight="normal" style:font-weight-asian="normal" style:font-weight-complex="normal"/>
    </style:style>
    <style:style style:name="T4" style:family="text">
      <style:text-properties officeooo:rsid="00025fa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Title">Open Source File Format Standard</text:p>
      <text:p text:style-name="P28">DPX25-94783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4"><text:span text:style-name="T2">ID</text:span>: <text:span text:style-name="T3">DPX25-947834</text:span></text:p>
            <text:p text:style-name="P4">DATE: <text:span text:style-name="T3">24/05/2025</text:span></text:p>
            <text:p text:style-name="P4"/>
            <text:p text:style-name="P4">AUTHORS:</text:p>
            <text:list text:style-name="L1">
              <text:list-item>
                <text:p text:style-name="P27"><text:span text:style-name="T4">0x4248</text:span></text:p>
              </text:list-item>
            </text:list>
            <text:p text:style-name="P4"/>
            <text:p text:style-name="P4">COPYRIGHTS:</text:p>
            <text:p text:style-name="P26">© 2025 0x4248. Licensed under the Unlicense license. All rights are given</text:p>
            <text:p text:style-name="P26">© 2025 4248 Systems, A part of 0x4248. Licensed under the Unlicense license. All rights are given</text:p>
          </table:table-cell>
          <table:table-cell table:style-name="Table3.A1" office:value-type="string">
            <text:p text:style-name="P4">DESCRIPTION</text:p>
            <text:p text:style-name="P11">A standard for open source file formats so applications and people can easily understand how they work.</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CONTENTS</text:p>
          </text:index-title>
          <text:p text:style-name="P13"><text:a xlink:type="simple" xlink:href="#__RefHeading___Toc32_4145603061" text:style-name="Index_20_Link" text:visited-style-name="Index_20_Link">LICENSE<text:tab/>3</text:a></text:p>
          <text:p text:style-name="P14"><text:a xlink:type="simple" xlink:href="#__RefHeading___Toc777_4145603061" text:style-name="Index_20_Link" text:visited-style-name="Index_20_Link">Why does OSFF exist?<text:tab/>4</text:a></text:p>
          <text:p text:style-name="P14"><text:a xlink:type="simple" xlink:href="#__RefHeading___Toc779_4145603061" text:style-name="Index_20_Link" text:visited-style-name="Index_20_Link">What should I do to meet the OSFF standard?<text:tab/>4</text:a></text:p>
          <text:p text:style-name="P15"><text:a xlink:type="simple" xlink:href="#__RefHeading___Toc781_4145603061" text:style-name="Index_20_Link" text:visited-style-name="Index_20_Link">Template<text:tab/>5</text:a></text:p>
          <text:p text:style-name="P14"><text:a xlink:type="simple" xlink:href="#__RefHeading___Toc783_4145603061" text:style-name="Index_20_Link" text:visited-style-name="Index_20_Link">How do I know if a file format meets the OSFF standard?<text:tab/>7</text:a></text:p>
          <text:p text:style-name="P14"><text:a xlink:type="simple" xlink:href="#__RefHeading___Toc785_4145603061" text:style-name="Index_20_Link" text:visited-style-name="Index_20_Link">How do I let people know that my project meets the OSFF standard?<text:tab/>7</text:a></text:p>
        </text:index-body>
      </text:table-of-content>
      <text:p text:style-name="P3"/>
      <text:h text:style-name="P18" text:outline-level="1"><text:bookmark-start text:name="__RefHeading___Toc32_4145603061"/>LICENSE<text:bookmark-end text:name="__RefHeading___Toc32_4145603061"/></text:h>
      <text:p text:style-name="P8">This is free and unencumbered software released into the public domain.</text:p>
      <text:p text:style-name="P8"/>
      <text:p text:style-name="P8">Anyone is free to copy, modify, publish, use, compile, sell, or distribute this software, either in source code form or as a compiled binary, for any purpose, commercial or non-commercial, and by any means.</text:p>
      <text:p text:style-name="P8"/>
      <text:p text:style-name="P8">In jurisdictions that recognize copyright laws, the author or authors of this software dedicate any and all copyright interest in the software to the public domain. We make this dedication for the benefit of the public at large and to the detriment of our heirs and successors. We intend this dedication to be an overt act of relinquishment in perpetuity of all present and future rights to this</text:p>
      <text:p text:style-name="P8">software under copyright law.</text:p>
      <text:p text:style-name="P8"/>
      <text:p text:style-name="P10">THE SOFTWARE IS PROVIDED "AS IS", WITHOUT WARRANTY OF ANY KIND, EXPRESS OR IMPLIED, INCLUDING BUT NOT LIMITED TO THE WARRANTIES OF MERCHANTABILITY, FITNESS FOR A PARTICULAR PURPOSE AND NONINFRINGEMENT. IN NO EVENT SHALL THE AUTHORS BE LIABLE FOR ANY CLAIM, DAMAGES OR OTHER LIABILITY, WHETHER IN AN ACTION OF CONTRACT, <text:s/>TORT OR OTHERWISE, ARISING FROM, OUT OF OR IN CONNECTION WITH THE SOFTWARE OR THE USE OR OTHER DEALINGS IN THE SOFTWARE.</text:p>
      <text:p text:style-name="P9"/>
      <text:p text:style-name="P9">For more information, please refer to &lt;<text:a xlink:type="simple" xlink:href="https://unlicense.org/" text:style-name="Internet_20_link" text:visited-style-name="Visited_20_Internet_20_Link">https://unlicense.org</text:a>&gt;</text:p>
      <text:p text:style-name="Standard"/>
      <text:h text:style-name="P21" text:outline-level="2"><text:bookmark text:name="why-does-osff-exist-"/><text:bookmark-start text:name="__RefHeading___Toc777_4145603061"/>Why does OSFF exist?<text:bookmark-end text:name="__RefHeading___Toc777_4145603061"/></text:h>
      <text:p text:style-name="Text_20_body">When a file format is made it is hard to understand how the file works and how its structured because sometimes the file format is not well documented or not documented at all. This makes it hard for people to understand how the file works and makes it harder for developers to make applications that can read and write the file format.</text:p>
      <text:h text:style-name="P19" text:outline-level="2"><text:bookmark text:name="what-should-i-do-to-meet-the-osff-standard-"/><text:bookmark-start text:name="__RefHeading___Toc779_4145603061"/>What should I do to meet the OSFF standard?<text:bookmark-end text:name="__RefHeading___Toc779_4145603061"/></text:h>
      <text:p text:style-name="Text_20_body">To meet the Open Source File Format standard you should document your file format where ever your documentation is and make a section taking about the file format and how it works. In this section you should talk about what the file format is, information about it, magic numbers or strings, how the file is structured, where is is commonly stored and so on.</text:p>
      <text:h text:style-name="P22" text:outline-level="3"/>
      <text:h text:style-name="P23" text:outline-level="3"><text:bookmark text:name="template"/><text:bookmark-start text:name="__RefHeading___Toc781_4145603061"/>Template<text:bookmark-end text:name="__RefHeading___Toc781_4145603061"/></text:h>
      <text:p text:style-name="Text_20_body">Here is a example for one file format:</text:p>
      <text:p text:style-name="Preformatted_20_Text"><text:span text:style-name="Source_20_Text"># My example project</text:span></text:p>
      <text:p text:style-name="Preformatted_20_Text"/>
      <text:p text:style-name="Preformatted_20_Text"><text:span text:style-name="Source_20_Text">This here is your project documentation.</text:span></text:p>
      <text:p text:style-name="Preformatted_20_Text"/>
      <text:p text:style-name="Preformatted_20_Text"><text:span text:style-name="Source_20_Text">## File format</text:span></text:p>
      <text:p text:style-name="Preformatted_20_Text"/>
      <text:p text:style-name="Preformatted_20_Text"><text:span text:style-name="Source_20_Text">This file format is used to store XXXX data and is used by XXXX. It is commonly stored at `XXXX`...</text:span></text:p>
      <text:p text:style-name="Preformatted_20_Text"/>
      <text:p text:style-name="Preformatted_20_Text"><text:span text:style-name="Source_20_Text">### File structure</text:span></text:p>
      <text:p text:style-name="Preformatted_20_Text"/>
      <text:p text:style-name="Preformatted_20_Text"><text:span text:style-name="Source_20_Text">The XXXX amounts of bytes defines ... at the end of the file there are XXXX bytes that define ... and that do ... this then does ...</text:span></text:p>
      <text:p text:style-name="Preformatted_20_Text"/>
      <text:p text:style-name="Preformatted_20_Text"><text:span text:style-name="Source_20_Text">### Magic numbers</text:span></text:p>
      <text:p text:style-name="Preformatted_20_Text"/>
      <text:p text:style-name="Preformatted_20_Text"><text:span text:style-name="Source_20_Text">There are XXXX amount of magic numbers in this file format.</text:span></text:p>
      <text:p text:style-name="Preformatted_20_Text"/>
      <text:p text:style-name="Preformatted_20_Text"><text:span text:style-name="Source_20_Text">| Magic number <text:s text:c="2"/>| Description |</text:span></text:p>
      <text:p text:style-name="Preformatted_20_Text"><text:span text:style-name="Source_20_Text">| -------------- | ----------- |</text:span></text:p>
      <text:p text:style-name="Preformatted_20_Text"><text:span text:style-name="Source_20_Text">| `XXXX` <text:s text:c="8"/>| XXXX <text:s text:c="7"/>|</text:span></text:p>
      <text:p text:style-name="Preformatted_20_Text"><text:span text:style-name="Source_20_Text">| `XXXX` <text:s text:c="8"/>| XXXX <text:s text:c="7"/>|</text:span></text:p>
      <text:p text:style-name="Preformatted_20_Text"/>
      <text:p text:style-name="P24"><text:span text:style-name="Source_20_Text">**NOTE ALL MAGIC NUMBERS ARE IN HEX** &lt;- Don't include this</text:span></text:p>
      <text:p text:style-name="Text_20_body">Here is a example for multiple file formats:</text:p>
      <text:p text:style-name="Preformatted_20_Text"><text:span text:style-name="Source_20_Text"># My example project</text:span></text:p>
      <text:p text:style-name="Preformatted_20_Text"/>
      <text:p text:style-name="Preformatted_20_Text"><text:span text:style-name="Source_20_Text">This here is your project documentation.</text:span></text:p>
      <text:p text:style-name="Preformatted_20_Text"/>
      <text:p text:style-name="Preformatted_20_Text"><text:span text:style-name="Source_20_Text">## File formats</text:span></text:p>
      <text:p text:style-name="Preformatted_20_Text"/>
      <text:p text:style-name="Preformatted_20_Text"><text:span text:style-name="Source_20_Text">This project has the following file formats:</text:span></text:p>
      <text:p text:style-name="Preformatted_20_Text"/>
      <text:p text:style-name="Preformatted_20_Text"><text:span text:style-name="Source_20_Text">- [File type 1](#file-type-1)</text:span></text:p>
      <text:p text:style-name="Preformatted_20_Text"><text:span text:style-name="Source_20_Text">- [File type 2](#file-type-2)</text:span></text:p>
      <text:p text:style-name="Preformatted_20_Text"/>
      <text:p text:style-name="Preformatted_20_Text"><text:span text:style-name="Source_20_Text">### File type 1</text:span></text:p>
      <text:p text:style-name="Preformatted_20_Text"/>
      <text:p text:style-name="Preformatted_20_Text"><text:span text:style-name="Source_20_Text">This file format is used to store XXXX data and is used by XXXX. It is commonly stored at `XXXX` ...</text:span></text:p>
      <text:p text:style-name="Preformatted_20_Text"/>
      <text:p text:style-name="Preformatted_20_Text"><text:span text:style-name="Source_20_Text">#### File structure</text:span></text:p>
      <text:p text:style-name="Preformatted_20_Text"/>
      <text:p text:style-name="Preformatted_20_Text"><text:span text:style-name="Source_20_Text">The XXXX amounts of bytes defines ... at the end of the file there are XXXX bytes that define ... and that do ... this then does ...</text:span></text:p>
      <text:p text:style-name="Preformatted_20_Text"/>
      <text:p text:style-name="Preformatted_20_Text"><text:span text:style-name="Source_20_Text">#### Magic numbers</text:span></text:p>
      <text:p text:style-name="Preformatted_20_Text"/>
      <text:p text:style-name="Preformatted_20_Text"><text:span text:style-name="Source_20_Text">There are XXXX amount of magic numbers in this file format.</text:span></text:p>
      <text:p text:style-name="Preformatted_20_Text"/>
      <text:p text:style-name="Preformatted_20_Text"><text:soft-page-break/><text:span text:style-name="Source_20_Text">| Magic number <text:s text:c="2"/>| Description |</text:span></text:p>
      <text:p text:style-name="Preformatted_20_Text"><text:span text:style-name="Source_20_Text">| -------------- | ----------- |</text:span></text:p>
      <text:p text:style-name="Preformatted_20_Text"><text:span text:style-name="Source_20_Text">| `XXXX` <text:s text:c="8"/>| XXXX <text:s text:c="7"/>|</text:span></text:p>
      <text:p text:style-name="Preformatted_20_Text"><text:span text:style-name="Source_20_Text">| `XXXX` <text:s text:c="8"/>| XXXX <text:s text:c="7"/>|</text:span></text:p>
      <text:p text:style-name="Preformatted_20_Text"/>
      <text:p text:style-name="Preformatted_20_Text"><text:span text:style-name="Source_20_Text">**NOTE ALL MAGIC NUMBERS ARE IN HEX** &lt;- Don't include this</text:span></text:p>
      <text:p text:style-name="Preformatted_20_Text"/>
      <text:p text:style-name="Preformatted_20_Text"><text:span text:style-name="Source_20_Text">### File type 2</text:span></text:p>
      <text:p text:style-name="Preformatted_20_Text"/>
      <text:p text:style-name="Preformatted_20_Text"><text:span text:style-name="Source_20_Text">This file format is used to store XXXX data and is used by XXXX. It is commonly stored at `XXXX`...</text:span></text:p>
      <text:p text:style-name="Preformatted_20_Text"/>
      <text:p text:style-name="Preformatted_20_Text"><text:span text:style-name="Source_20_Text">#### File structure</text:span></text:p>
      <text:p text:style-name="Preformatted_20_Text"/>
      <text:p text:style-name="Preformatted_20_Text"><text:span text:style-name="Source_20_Text">The XXXX amounts of bytes defines ... at the end of the file there are XXXX bytes that define ... and that do ... this then does ...</text:span></text:p>
      <text:p text:style-name="Preformatted_20_Text"/>
      <text:p text:style-name="Preformatted_20_Text"><text:span text:style-name="Source_20_Text">#### Magic numbers</text:span></text:p>
      <text:p text:style-name="Preformatted_20_Text"/>
      <text:p text:style-name="Preformatted_20_Text"><text:span text:style-name="Source_20_Text">There are XXXX amount of magic numbers in this file format.</text:span></text:p>
      <text:p text:style-name="Preformatted_20_Text"/>
      <text:p text:style-name="Preformatted_20_Text"><text:span text:style-name="Source_20_Text">| Magic number <text:s text:c="2"/>| Description |</text:span></text:p>
      <text:p text:style-name="Preformatted_20_Text"><text:span text:style-name="Source_20_Text">| -------------- | ----------- |</text:span></text:p>
      <text:p text:style-name="Preformatted_20_Text"><text:span text:style-name="Source_20_Text">| `XXXX` <text:s text:c="8"/>| XXXX <text:s text:c="7"/>|</text:span></text:p>
      <text:p text:style-name="Preformatted_20_Text"><text:span text:style-name="Source_20_Text">| `XXXX` <text:s text:c="8"/>| XXXX <text:s text:c="7"/>|</text:span></text:p>
      <text:p text:style-name="Preformatted_20_Text"/>
      <text:p text:style-name="P24"><text:span text:style-name="Source_20_Text">**NOTE ALL MAGIC NUMBERS ARE IN HEX** &lt;- Don't include this</text:span></text:p>
      <text:h text:style-name="P19" text:outline-level="2"/>
      <text:h text:style-name="P20" text:outline-level="2"><text:bookmark text:name="how-do-i-know-if-a-file-format-meets-the-osff-standard-"/><text:bookmark-start text:name="__RefHeading___Toc783_4145603061"/>How do I know if a file format meets the OSFF standard?<text:bookmark-end text:name="__RefHeading___Toc783_4145603061"/></text:h>
      <text:p text:style-name="Text_20_body">If you document properly and people can understand how the file format works by reading the documentation then it meets the OSFF standard.</text:p>
      <text:h text:style-name="P19" text:outline-level="2"><text:bookmark text:name="how-do-i-let-people-know-that-my-project-meets-the-osff-standard-"/><text:bookmark-start text:name="__RefHeading___Toc785_4145603061"/>How do I let people know that my project meets the OSFF standard?<text:bookmark-end text:name="__RefHeading___Toc785_4145603061"/></text:h>
      <text:p text:style-name="Text_20_body">You can add the OSFFS logo (Found at <text:span text:style-name="Source_20_Text">logos/</text:span>) to your project to let people know that your project meets the OSFF standard. You can also add the following texts to your project:</text:p>
      <text:p text:style-name="P24"><text:span text:style-name="Source_20_Text">This project meets the [Open Source File Format Standard](https://www.github.com/0x4248/OSFFS).</text:span></text:p>
      <text:p text:style-name="P24"><text:span text:style-name="Source_20_Text">This project is [OSFFS Compliant](https://www.github.com/0x4248/OSFFS).</text:span></text:p>
      <text:p text:style-name="P24"><text:span text:style-name="Source_20_Text">[OSFFS Comliant](https://www.github.com/0x4248/OSFFS)</text:span></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3" svg:font-family="Georgia" style:font-adornments="Regular" style:font-family-generic="roman" style:font-pitch="variable"/>
    <style:font-face style:name="Lato" svg:font-family="Lato, sans-serif"/>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3" fo:font-family="Georgia"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eorgia1" fo:font-family="Georgia" style:font-style-name="Bold" style:font-family-generic="roman" style:font-pitch="variable" fo:font-size="14pt" fo:font-weight="bold"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style:font-name="Georgia2" fo:font-family="Georgia" style:font-style-name="Bold Italic" style:font-family-generic="roman" style:font-pitch="variable" fo:font-size="16pt" fo:font-style="normal"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MP1" style:family="paragraph" style:parent-style-name="Header">
      <style:paragraph-properties fo:text-align="center" style:justify-single-word="false"/>
      <style:text-properties style:font-name="Georgia" fo:font-size="14pt" fo:font-weight="bold" officeooo:rsid="00012622" officeooo:paragraph-rsid="00012622" style:font-size-asian="14pt" style:font-weight-asian="bold" style:font-size-complex="14pt" style:font-weight-complex="bold"/>
    </style:style>
    <style:style style:name="MP2" style:family="paragraph" style:parent-style-name="Header">
      <style:paragraph-properties fo:text-align="center" style:justify-single-word="false"/>
      <style:text-properties fo:font-weight="bold" officeooo:rsid="00012622" officeooo:paragraph-rsid="00012622" style:font-weight-asian="bold" style:font-weight-complex="bold"/>
    </style:style>
    <style:style style:name="MP3" style:family="paragraph" style:parent-style-name="Preformatted_20_Text">
      <style:paragraph-properties fo:text-align="end" style:justify-single-word="false"/>
    </style:style>
    <style:style style:name="MT1" style:family="text">
      <style:text-properties officeooo:rsid="00025fa5"/>
    </style:style>
    <style:style style:name="MT2" style:family="text">
      <style:text-properties officeooo:rsid="0001148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pen Source File Format Standard</text:p>
      </style:header>
      <style:header-first>
        <text:p text:style-name="MP2"/>
      </style:header-first>
      <style:footer>
        <table:table table:name="Table1" table:style-name="Table1">
          <table:table-column table:style-name="Table1.A"/>
          <table:table-column table:style-name="Table1.B"/>
          <table:table-row>
            <table:table-cell table:style-name="Table1.A1" office:value-type="string">
              <text:p text:style-name="Table_20_Contents"><text:span text:style-name="MT1">Page </text:span><text:page-number text:select-page="current">7</text:page-number><text:s/><text:span text:style-name="MT2">of </text:span><text:span text:style-name="MT2"><text:page-count>7</text:page-count></text:span></text:p>
            </table:table-cell>
            <table:table-cell table:style-name="Table1.A1" office:value-type="string">
              <text:p text:style-name="MP3">DPX25-947834</text:p>
            </table:table-cell>
          </table:table-row>
        </table:table>
        <text:p text:style-name="Footer"/>
      </style:footer>
      <style:footer-first>
        <text:p text:style-name="Footer"/>
      </style:footer-first>
    </style:master-page>
    <style:master-page style:name="Endnote" style:page-layout-name="Mpm2" draw:style-name="Mdp1"/>
    <style:master-page style:name="Foot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17:20:55.804416607</meta:creation-date>
    <dc:date>2025-05-24T18:32:40.995105878</dc:date>
    <meta:editing-duration>PT16M52S</meta:editing-duration>
    <meta:editing-cycles>2</meta:editing-cycles>
    <meta:generator>LibreOffice/24.2.5.2$MacOSX_AARCH64 LibreOffice_project/bffef4ea93e59bebbeaf7f431bb02b1a39ee8a59</meta:generator>
    <meta:document-statistic meta:table-count="2" meta:image-count="0" meta:object-count="0" meta:page-count="7" meta:paragraph-count="83" meta:word-count="910" meta:character-count="5190" meta:non-whitespace-character-count="4267"/>
  </office:meta>
</office:document-meta>
</file>